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3cm" fo:min-width="0.393cm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000000" draw:textarea-vertical-align="middle" draw:auto-grow-height="false" fo:min-height="1.498cm" fo:min-width="1.278cm"/>
    </style:style>
    <style:style style:name="gr3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69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3cm" fo:min-width="0.39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0.393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0.394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729cm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 draw:fill-color="#729fcf"/>
      <style:paragraph-properties fo:text-align="center"/>
      <style:text-properties style:font-name="Liberation Serif"/>
    </style:style>
    <style:style style:name="P3" style:family="paragraph">
      <loext:graphic-properties draw:fill-color="#000000"/>
      <style:paragraph-properties fo:text-align="center"/>
      <style:text-properties style:font-name="Liberation Serif"/>
    </style:style>
    <style:style style:name="P4" style:family="paragraph">
      <loext:graphic-properties draw:fill="none"/>
      <style:paragraph-properties fo:text-align="center"/>
      <style:text-properties style:font-name="Liberation Serif"/>
    </style:style>
    <style:style style:name="P5" style:family="paragraph">
      <style:text-properties style:font-name="Liberation Serif"/>
    </style:style>
    <style:style style:name="P6" style:family="paragraph">
      <loext:graphic-properties draw:fill="none" draw:fill-color="#ffffff"/>
      <style:text-properties style:font-name="Liberation Serif"/>
    </style:style>
    <style:style style:name="P7" style:family="paragraph">
      <style:text-properties style:font-name="Liberation Serif" fo:font-size="14pt"/>
    </style:style>
    <style:style style:name="P8" style:family="paragraph">
      <loext:graphic-properties draw:fill="none" draw:fill-color="#ffffff"/>
      <style:text-properties style:font-name="Liberation Seri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11cm" svg:height="1.311cm" svg:x="2.457cm" svg:y="1.548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7cm" svg:height="1.747cm" draw:transform="rotate (1.5707963267949) translate (1.067cm 3.021cm)">
          <text:p/>
          <draw:enhanced-geometry svg:viewBox="0 0 21600 21600" draw:text-areas="0 0 21600 21600" draw:type="circular-arrow" draw:modifiers="125.912984284515 44.0288695334768 10519.836399109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" draw:text-style-name="P4" draw:layer="layout" svg:x1="3.768cm" svg:y1="2.263cm" svg:x2="4.841cm" svg:y2="2.263cm">
          <text:p/>
        </draw:line>
        <draw:custom-shape draw:style-name="gr1" draw:text-style-name="P2" draw:layer="layout" svg:width="1.311cm" svg:height="1.311cm" svg:x="4.84cm" svg:y="1.54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5cm" svg:height="0.95cm" svg:x="3.887cm" svg:y="1.249cm">
          <draw:text-box>
            <text:p text:style-name="P5">O</text:p>
          </draw:text-box>
        </draw:frame>
        <draw:line draw:style-name="gr3" draw:text-style-name="P4" draw:layer="layout" svg:x1="6.151cm" svg:y1="2.263cm" svg:x2="7.224cm" svg:y2="2.263cm">
          <text:p/>
        </draw:line>
        <draw:custom-shape draw:style-name="gr5" draw:text-style-name="P2" draw:layer="layout" svg:width="1.31cm" svg:height="1.311cm" svg:x="7.224cm" svg:y="1.54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6cm" svg:height="0.95cm" svg:x="6.27cm" svg:y="1.249cm">
          <draw:text-box>
            <text:p text:style-name="P5">U</text:p>
          </draw:text-box>
        </draw:frame>
        <draw:line draw:style-name="gr3" draw:text-style-name="P4" draw:layer="layout" svg:x1="8.535cm" svg:y1="2.263cm" svg:x2="9.608cm" svg:y2="2.263cm">
          <text:p/>
        </draw:line>
        <draw:custom-shape draw:style-name="gr1" draw:text-style-name="P2" draw:layer="layout" svg:width="1.311cm" svg:height="1.311cm" svg:x="9.607cm" svg:y="1.54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5cm" svg:height="0.95cm" svg:x="8.654cm" svg:y="1.249cm">
          <draw:text-box>
            <text:p text:style-name="P5">T</text:p>
          </draw:text-box>
        </draw:frame>
        <draw:line draw:style-name="gr3" draw:text-style-name="P4" draw:layer="layout" svg:x1="10.918cm" svg:y1="2.263cm" svg:x2="11.991cm" svg:y2="2.263cm">
          <text:p/>
        </draw:line>
        <draw:custom-shape draw:style-name="gr5" draw:text-style-name="P2" draw:layer="layout" svg:width="1.312cm" svg:height="1.311cm" svg:x="11.99cm" svg:y="1.54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6cm" svg:height="0.95cm" svg:x="11.037cm" svg:y="1.249cm">
          <draw:text-box>
            <text:p text:style-name="P5">W</text:p>
          </draw:text-box>
        </draw:frame>
        <draw:line draw:style-name="gr3" draw:text-style-name="P4" draw:layer="layout" svg:x1="13.302cm" svg:y1="2.263cm" svg:x2="14.375cm" svg:y2="2.263cm">
          <text:p/>
        </draw:line>
        <draw:custom-shape draw:style-name="gr1" draw:text-style-name="P2" draw:layer="layout" svg:width="1.311cm" svg:height="1.311cm" svg:x="14.374cm" svg:y="1.54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6cm" svg:height="0.95cm" svg:x="13.42cm" svg:y="1.249cm">
          <draw:text-box>
            <text:p text:style-name="P5">A</text:p>
          </draw:text-box>
        </draw:frame>
        <draw:line draw:style-name="gr3" draw:text-style-name="P4" draw:layer="layout" svg:x1="15.685cm" svg:y1="2.263cm" svg:x2="16.758cm" svg:y2="2.263cm">
          <text:p/>
        </draw:line>
        <draw:custom-shape draw:style-name="gr1" draw:text-style-name="P2" draw:layer="layout" svg:width="1.311cm" svg:height="1.311cm" svg:x="16.758cm" svg:y="1.54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5cm" svg:height="0.95cm" svg:x="15.804cm" svg:y="1.249cm">
          <draw:text-box>
            <text:p text:style-name="P5">R</text:p>
          </draw:text-box>
        </draw:frame>
        <draw:line draw:style-name="gr3" draw:text-style-name="P4" draw:layer="layout" svg:x1="18.069cm" svg:y1="2.263cm" svg:x2="19.142cm" svg:y2="2.263cm">
          <text:p/>
        </draw:line>
        <draw:custom-shape draw:style-name="gr1" draw:text-style-name="P2" draw:layer="layout" svg:width="1.311cm" svg:height="1.311cm" svg:x="19.141cm" svg:y="1.54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5cm" svg:height="0.95cm" svg:x="18.188cm" svg:y="1.249cm">
          <draw:text-box>
            <text:p text:style-name="P5">D</text:p>
          </draw:text-box>
        </draw:frame>
        <draw:line draw:style-name="gr3" draw:text-style-name="P4" draw:layer="layout" svg:x1="10.943cm" svg:y1="4.024cm" svg:x2="12.016cm" svg:y2="4.024cm">
          <text:p/>
        </draw:line>
        <draw:custom-shape draw:style-name="gr1" draw:text-style-name="P2" draw:layer="layout" svg:width="1.311cm" svg:height="1.311cm" svg:x="12.016cm" svg:y="3.309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5cm" svg:height="0.95cm" svg:x="11.063cm" svg:y="3.01cm">
          <draw:text-box>
            <text:p text:style-name="P5">P</text:p>
          </draw:text-box>
        </draw:frame>
        <draw:line draw:style-name="gr3" draw:text-style-name="P4" draw:layer="layout" svg:x1="13.327cm" svg:y1="4.024cm" svg:x2="14.4cm" svg:y2="4.024cm">
          <text:p/>
        </draw:line>
        <draw:custom-shape draw:style-name="gr1" draw:text-style-name="P2" draw:layer="layout" svg:width="1.311cm" svg:height="1.311cm" svg:x="14.399cm" svg:y="3.309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6cm" svg:height="0.95cm" svg:x="13.446cm" svg:y="3.01cm">
          <draw:text-box>
            <text:p text:style-name="P5">U</text:p>
          </draw:text-box>
        </draw:frame>
        <draw:line draw:style-name="gr3" draw:text-style-name="P4" draw:layer="layout" svg:x1="15.71cm" svg:y1="4.024cm" svg:x2="16.783cm" svg:y2="4.024cm">
          <text:p/>
        </draw:line>
        <draw:custom-shape draw:style-name="gr1" draw:text-style-name="P2" draw:layer="layout" svg:width="1.311cm" svg:height="1.311cm" svg:x="16.783cm" svg:y="3.30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6cm" svg:height="0.95cm" svg:x="15.829cm" svg:y="3.01cm">
          <draw:text-box>
            <text:p text:style-name="P5">T</text:p>
          </draw:text-box>
        </draw:frame>
        <draw:line draw:style-name="gr3" draw:text-style-name="P4" draw:layer="layout" svg:x1="3.793cm" svg:y1="5.69cm" svg:x2="4.866cm" svg:y2="5.69cm">
          <text:p/>
        </draw:line>
        <draw:custom-shape draw:style-name="gr6" draw:text-style-name="P2" draw:layer="layout" svg:width="1.311cm" svg:height="1.31cm" svg:x="4.866cm" svg:y="4.97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4cm" svg:height="0.95cm" svg:x="3.913cm" svg:y="4.675cm">
          <draw:text-box>
            <text:p text:style-name="P5">I</text:p>
          </draw:text-box>
        </draw:frame>
        <draw:line draw:style-name="gr3" draw:text-style-name="P4" draw:layer="layout" svg:x1="6.177cm" svg:y1="5.69cm" svg:x2="7.25cm" svg:y2="5.69cm">
          <text:p/>
        </draw:line>
        <draw:custom-shape draw:style-name="gr6" draw:text-style-name="P2" draw:layer="layout" svg:width="1.311cm" svg:height="1.31cm" svg:x="7.249cm" svg:y="4.97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5cm" svg:height="0.95cm" svg:x="6.296cm" svg:y="4.675cm">
          <draw:text-box>
            <text:p text:style-name="P5">N</text:p>
          </draw:text-box>
        </draw:frame>
        <draw:line draw:style-name="gr3" draw:text-style-name="P4" draw:layer="layout" svg:x1="8.56cm" svg:y1="5.69cm" svg:x2="9.633cm" svg:y2="5.69cm">
          <text:p/>
        </draw:line>
        <draw:custom-shape draw:style-name="gr7" draw:text-style-name="P2" draw:layer="layout" svg:width="1.31cm" svg:height="1.31cm" svg:x="9.633cm" svg:y="4.97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5cm" svg:height="0.95cm" svg:x="8.679cm" svg:y="4.675cm">
          <draw:text-box>
            <text:p text:style-name="P5">P</text:p>
          </draw:text-box>
        </draw:frame>
        <draw:line draw:style-name="gr3" draw:text-style-name="P4" draw:layer="layout" svg:x1="10.943cm" svg:y1="5.693cm" svg:x2="12.016cm" svg:y2="5.693cm">
          <text:p/>
        </draw:line>
        <draw:custom-shape draw:style-name="gr6" draw:text-style-name="P2" draw:layer="layout" svg:width="1.311cm" svg:height="1.31cm" svg:x="12.016cm" svg:y="4.97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5cm" svg:height="0.95cm" svg:x="11.063cm" svg:y="4.678cm">
          <draw:text-box>
            <text:p text:style-name="P5">U</text:p>
          </draw:text-box>
        </draw:frame>
        <draw:line draw:style-name="gr3" draw:text-style-name="P4" draw:layer="layout" svg:x1="13.327cm" svg:y1="5.693cm" svg:x2="14.4cm" svg:y2="5.693cm">
          <text:p/>
        </draw:line>
        <draw:custom-shape draw:style-name="gr6" draw:text-style-name="P2" draw:layer="layout" svg:width="1.311cm" svg:height="1.31cm" svg:x="14.399cm" svg:y="4.97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6cm" svg:height="0.95cm" svg:x="13.446cm" svg:y="4.678cm">
          <draw:text-box>
            <text:p text:style-name="P5">T</text:p>
          </draw:text-box>
        </draw:frame>
        <draw:line draw:style-name="gr8" draw:text-style-name="P4" draw:layer="layout" svg:x1="3.083cm" svg:y1="2.862cm" svg:x2="3.078cm" svg:y2="4.939cm">
          <text:p/>
        </draw:line>
        <draw:ellipse draw:style-name="gr9" draw:text-style-name="P1" draw:layer="layout" svg:width="1.376cm" svg:height="1.562cm" svg:x="3.078cm" svg:y="4.128cm" draw:kind="arc" draw:start-angle="180.58" draw:end-angle="274.66">
          <text:p/>
        </draw:ellipse>
        <draw:line draw:style-name="gr8" draw:text-style-name="P4" draw:layer="layout" svg:x1="10.269cm" svg:y1="2.858cm" svg:x2="10.267cm" svg:y2="3.254cm">
          <text:p/>
        </draw:line>
        <draw:ellipse draw:style-name="gr9" draw:text-style-name="P1" draw:layer="layout" svg:width="1.381cm" svg:height="1.565cm" svg:x="10.266cm" svg:y="2.457cm" draw:kind="arc" draw:start-angle="180.58" draw:end-angle="274.66">
          <text:p/>
        </draw:ellipse>
        <draw:frame draw:style-name="gr10" draw:text-style-name="P8" draw:layer="layout" svg:width="2.323cm" svg:height="0.979cm" svg:x="0.902cm" svg:y="1.715cm">
          <draw:text-box>
            <text:p text:style-name="P7">¬{O,I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2:46:48.196000000</meta:creation-date>
    <dc:date>2020-06-24T01:33:33.779000000</dc:date>
    <meta:editing-duration>PT16M48S</meta:editing-duration>
    <meta:editing-cycles>3</meta:editing-cycles>
    <meta:generator>LibreOffice/5.4.1.2$Windows_x86 LibreOffice_project/ea7cb86e6eeb2bf3a5af73a8f7777ac570321527</meta:generator>
    <meta:document-statistic meta:object-count="52"/>
  </office:meta>
</office:document-meta>
</file>